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3e10" officeooo:paragraph-rsid="00071c60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66c56" officeooo:paragraph-rsid="00066c56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066c56" officeooo:paragraph-rsid="00071c60"/>
    </style:style>
    <style:style style:name="P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71c60" officeooo:paragraph-rsid="00071c60"/>
    </style:style>
    <style:style style:name="P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8d67c" officeooo:paragraph-rsid="0008d67c"/>
    </style:style>
    <style:style style:name="P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8d67c" officeooo:paragraph-rsid="000a8c64"/>
    </style:style>
    <style:style style:name="P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8d67c" officeooo:paragraph-rsid="000d39f1"/>
    </style:style>
    <style:style style:name="P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a8c64" officeooo:paragraph-rsid="000a8c64"/>
    </style:style>
    <style:style style:name="P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a8c64" officeooo:paragraph-rsid="000d39f1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bc754" officeooo:paragraph-rsid="000bc754"/>
    </style:style>
    <style:style style:name="P1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bc754" officeooo:paragraph-rsid="000d39f1"/>
    </style:style>
    <style:style style:name="P1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d39f1" officeooo:paragraph-rsid="000d39f1"/>
    </style:style>
    <style:style style:name="P13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66c56" officeooo:paragraph-rsid="00066c56"/>
    </style:style>
    <style:style style:name="P1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66c56" officeooo:paragraph-rsid="00071c60"/>
    </style:style>
    <style:style style:name="P1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66c56" officeooo:paragraph-rsid="0008d67c"/>
    </style:style>
    <style:style style:name="P1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66c56" officeooo:paragraph-rsid="000d39f1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66c56" officeooo:paragraph-rsid="00071c60"/>
    </style:style>
    <style:style style:name="P1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71c60" officeooo:paragraph-rsid="00071c60"/>
    </style:style>
    <style:style style:name="P1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71c60" officeooo:paragraph-rsid="000d39f1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71c60" officeooo:paragraph-rsid="00071c60"/>
    </style:style>
    <style:style style:name="P2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8d67c" officeooo:paragraph-rsid="0008d67c"/>
    </style:style>
    <style:style style:name="P2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8d67c" officeooo:paragraph-rsid="000a8c64"/>
    </style:style>
    <style:style style:name="P23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8d67c" officeooo:paragraph-rsid="000d39f1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08d67c" officeooo:paragraph-rsid="0008d67c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08d67c" officeooo:paragraph-rsid="000d39f1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8d67c" officeooo:paragraph-rsid="0008d67c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8d67c" officeooo:paragraph-rsid="000a8c64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8d67c" officeooo:paragraph-rsid="000bc754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0a8c64" officeooo:paragraph-rsid="000a8c64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0a8c64" officeooo:paragraph-rsid="000bc754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0bc754" officeooo:paragraph-rsid="000bc754"/>
    </style:style>
    <style:style style:name="P3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bc754" officeooo:paragraph-rsid="000bc754"/>
    </style:style>
    <style:style style:name="P33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bc754" officeooo:paragraph-rsid="000d39f1"/>
    </style:style>
    <style:style style:name="P3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none" officeooo:rsid="000d39f1" officeooo:paragraph-rsid="000d39f1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0d39f1" officeooo:paragraph-rsid="000d39f1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rsid="00071c60" officeooo:paragraph-rsid="00071c60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rsid="00065550" officeooo:paragraph-rsid="00071c60"/>
    </style:style>
    <style:style style:name="P38" style:family="paragraph" style:parent-style-name="Standard">
      <style:paragraph-properties fo:margin-left="1.251cm" fo:margin-right="0cm" fo:text-align="center" style:justify-single-word="false" fo:text-indent="0cm" style:auto-text-indent="false" fo:break-before="column"/>
      <style:text-properties style:text-underline-style="none" officeooo:rsid="00071c60" officeooo:paragraph-rsid="00071c60"/>
    </style:style>
    <style:style style:name="P39" style:family="paragraph" style:parent-style-name="Standard">
      <style:paragraph-properties fo:margin-left="1.251cm" fo:margin-right="0cm" fo:text-align="center" style:justify-single-word="false" fo:text-indent="0cm" style:auto-text-indent="false" fo:break-before="column"/>
      <style:text-properties style:text-underline-style="none" officeooo:rsid="0008d67c" officeooo:paragraph-rsid="0008d67c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text-underline-style="none" officeooo:rsid="00066c56" officeooo:paragraph-rsid="0008d67c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66c56" officeooo:paragraph-rsid="000f8051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66c56" officeooo:paragraph-rsid="001021eb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66c56" officeooo:paragraph-rsid="0011de6f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none" officeooo:rsid="0008d67c" officeooo:paragraph-rsid="0008d67c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8d67c" officeooo:paragraph-rsid="0008d67c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8d67c" officeooo:paragraph-rsid="000a8c64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8d67c" officeooo:paragraph-rsid="000bc754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8d67c" officeooo:paragraph-rsid="000d39f1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text-underline-style="none" officeooo:rsid="0008d67c" officeooo:paragraph-rsid="0008d67c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a8c64" officeooo:paragraph-rsid="000a8c64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bc754" officeooo:paragraph-rsid="000bc754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text-underline-style="none" officeooo:rsid="00071c60" officeooo:paragraph-rsid="00071c60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none" officeooo:rsid="000dd185" officeooo:paragraph-rsid="000dd185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f8051" officeooo:paragraph-rsid="000f8051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021eb" officeooo:paragraph-rsid="001021eb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1de6f" officeooo:paragraph-rsid="0011de6f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1de6f" officeooo:paragraph-rsid="001223e8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223e8" officeooo:paragraph-rsid="001223e8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4bc31" officeooo:paragraph-rsid="0014bc31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526d3" officeooo:paragraph-rsid="001526d3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71486" officeooo:paragraph-rsid="00171486"/>
    </style:style>
    <style:style style:name="P62" style:family="paragraph" style:parent-style-name="Standard">
      <style:paragraph-properties fo:margin-left="0cm" fo:margin-right="0cm" fo:text-indent="0cm" style:auto-text-indent="false"/>
      <style:text-properties officeooo:rsid="00066c56" officeooo:paragraph-rsid="00066c56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rsid="00066c56" officeooo:paragraph-rsid="00071c60"/>
    </style:style>
    <style:style style:name="P64" style:family="paragraph" style:parent-style-name="Standard">
      <style:paragraph-properties fo:margin-left="0cm" fo:margin-right="0cm" fo:text-indent="0cm" style:auto-text-indent="false"/>
      <style:text-properties officeooo:rsid="00071c60" officeooo:paragraph-rsid="00071c60"/>
    </style:style>
    <style:style style:name="P6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text-underline-style="solid" style:text-underline-width="auto" style:text-underline-color="font-color" officeooo:rsid="0008d67c" officeooo:paragraph-rsid="000a8c64"/>
    </style:style>
    <style:style style:name="P6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text-underline-style="solid" style:text-underline-width="auto" style:text-underline-color="font-color" officeooo:rsid="0008d67c" officeooo:paragraph-rsid="000d39f1"/>
    </style:style>
    <style:style style:name="P6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text-underline-style="solid" style:text-underline-width="auto" style:text-underline-color="font-color" officeooo:rsid="0008d67c" officeooo:paragraph-rsid="000f8051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dd185" officeooo:paragraph-rsid="000dd185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text-underline-style="none" officeooo:rsid="000d39f1" officeooo:paragraph-rsid="000d39f1"/>
    </style:style>
    <style:style style:name="P70" style:family="paragraph" style:parent-style-name="Standard">
      <style:paragraph-properties fo:margin-left="-1.251cm" fo:margin-right="0cm" fo:text-align="end" style:justify-single-word="false" fo:text-indent="0cm" style:auto-text-indent="false"/>
      <style:text-properties style:text-underline-style="none" officeooo:rsid="00066c56" officeooo:paragraph-rsid="0008d67c"/>
    </style:style>
    <style:style style:name="P71" style:family="paragraph" style:parent-style-name="Standard">
      <style:paragraph-properties fo:margin-left="-1.251cm" fo:margin-right="0cm" fo:text-align="end" style:justify-single-word="false" fo:text-indent="0cm" style:auto-text-indent="false"/>
      <style:text-properties style:text-underline-style="none" officeooo:rsid="00066c56" officeooo:paragraph-rsid="000a8c64"/>
    </style:style>
    <style:style style:name="P72" style:family="paragraph" style:parent-style-name="Standard">
      <style:paragraph-properties fo:margin-left="-1.251cm" fo:margin-right="0cm" fo:text-align="end" style:justify-single-word="false" fo:text-indent="0cm" style:auto-text-indent="false"/>
      <style:text-properties style:text-underline-style="none" officeooo:rsid="00066c56" officeooo:paragraph-rsid="000d39f1"/>
    </style:style>
    <style:style style:name="P73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text-underline-style="none" officeooo:rsid="0008d67c" officeooo:paragraph-rsid="0008d67c"/>
    </style:style>
    <style:style style:name="P74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text-underline-style="none" officeooo:rsid="000a8c64" officeooo:paragraph-rsid="000a8c64"/>
    </style:style>
    <style:style style:name="P75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8d67c" officeooo:paragraph-rsid="0008d67c"/>
    </style:style>
    <style:style style:name="P76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text-underline-style="solid" style:text-underline-width="auto" style:text-underline-color="font-color" officeooo:rsid="000a8c64" officeooo:paragraph-rsid="000a8c64"/>
    </style:style>
    <style:style style:name="P77" style:family="paragraph" style:parent-style-name="Standard">
      <style:paragraph-properties fo:margin-left="-7.504cm" fo:margin-right="0cm" fo:text-align="center" style:justify-single-word="false" fo:text-indent="0cm" style:auto-text-indent="false"/>
      <style:text-properties style:text-underline-style="none" officeooo:rsid="0008d67c" officeooo:paragraph-rsid="0008d67c"/>
    </style:style>
    <style:style style:name="P78" style:family="paragraph" style:parent-style-name="Standard">
      <style:paragraph-properties fo:margin-left="-8.754cm" fo:margin-right="0cm" fo:text-align="center" style:justify-single-word="false" fo:text-indent="0cm" style:auto-text-indent="false"/>
      <style:text-properties style:text-underline-style="none" officeooo:rsid="0008d67c" officeooo:paragraph-rsid="0008d67c"/>
    </style:style>
    <style:style style:name="P79" style:family="paragraph" style:parent-style-name="Standard">
      <style:paragraph-properties fo:margin-left="-1.251cm" fo:margin-right="0cm" fo:text-align="end" style:justify-single-word="false" fo:text-indent="0cm" style:auto-text-indent="false"/>
      <style:text-properties style:text-underline-style="none" officeooo:rsid="000f8051" officeooo:paragraph-rsid="000f8051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223e8" officeooo:paragraph-rsid="001223e8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526d3" officeooo:paragraph-rsid="0014bc31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none" officeooo:rsid="000dd185" officeooo:paragraph-rsid="000dd185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8d67c" officeooo:paragraph-rsid="000a8c64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8d67c" officeooo:paragraph-rsid="0008d67c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bc754" officeooo:paragraph-rsid="000bc754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a8c64" officeooo:paragraph-rsid="000a8c64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66c56" officeooo:paragraph-rsid="000f8051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71486" officeooo:paragraph-rsid="00171486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91c28" officeooo:paragraph-rsid="00191c28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9f5fc" officeooo:paragraph-rsid="0019f5fc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9f5fc" officeooo:paragraph-rsid="001cb3e7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b5bc3" officeooo:paragraph-rsid="001b5bc3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cb3e7" officeooo:paragraph-rsid="001cb3e7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b3e7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 fo:break-before="column"/>
      <style:text-properties style:text-underline-style="none" officeooo:rsid="000dd185" officeooo:paragraph-rsid="000dd185"/>
    </style:style>
    <style:style style:name="P96" style:family="paragraph" style:parent-style-name="Standard" style:master-page-name="_33_">
      <style:paragraph-properties fo:margin-left="0cm" fo:margin-right="0cm" fo:text-align="start" style:justify-single-word="false" fo:text-indent="0cm" style:auto-text-indent="false" style:page-number="auto"/>
      <style:text-properties style:text-underline-style="none" officeooo:rsid="00066c56" officeooo:paragraph-rsid="000f8051"/>
    </style:style>
    <style:style style:name="P97" style:family="paragraph" style:parent-style-name="Standard" style:master-page-name="Standard">
      <style:paragraph-properties fo:margin-left="0cm" fo:margin-right="0cm" fo:text-align="start" style:justify-single-word="false" fo:text-indent="0cm" style:auto-text-indent="false" style:page-number="auto"/>
      <style:text-properties style:text-underline-style="none" officeooo:rsid="0019f5fc" officeooo:paragraph-rsid="001cb3e7"/>
    </style:style>
    <style:style style:name="P98" style:family="paragraph" style:parent-style-name="Standard" style:master-page-name="Standard">
      <style:paragraph-properties style:page-number="auto"/>
      <style:text-properties officeooo:rsid="00053e10" officeooo:paragraph-rsid="00071c60"/>
    </style:style>
    <style:style style:name="P99" style:family="paragraph" style:parent-style-name="Standard" style:list-style-name="L1">
      <style:paragraph-properties fo:text-align="start" style:justify-single-word="false"/>
      <style:text-properties officeooo:rsid="001cb3e7" officeooo:paragraph-rsid="001cb3e7"/>
    </style:style>
    <style:style style:name="P100" style:family="paragraph" style:parent-style-name="Standard">
      <style:paragraph-properties fo:text-align="start" style:justify-single-word="false"/>
      <style:text-properties officeooo:rsid="001cea44" officeooo:paragraph-rsid="001cea44"/>
    </style:style>
    <style:style style:name="P101" style:family="paragraph" style:parent-style-name="Standard" style:list-style-name="L2">
      <style:paragraph-properties fo:text-align="start" style:justify-single-word="false"/>
      <style:text-properties officeooo:rsid="001cea44" officeooo:paragraph-rsid="001cea44"/>
    </style:style>
    <style:style style:name="P102" style:family="paragraph" style:parent-style-name="Standard">
      <style:paragraph-properties fo:margin-left="1.251cm" fo:margin-right="0cm" fo:text-align="center" style:justify-single-word="false" fo:text-indent="0cm" style:auto-text-indent="false" fo:break-before="column"/>
      <style:text-properties style:text-underline-style="none" officeooo:rsid="000a8c64" officeooo:paragraph-rsid="000a8c64"/>
    </style:style>
    <style:style style:name="P103" style:family="paragraph" style:parent-style-name="Standard">
      <style:paragraph-properties fo:margin-left="-8.754cm" fo:margin-right="0cm" fo:text-align="center" style:justify-single-word="false" fo:text-indent="0cm" style:auto-text-indent="false"/>
      <style:text-properties style:text-underline-style="none" officeooo:rsid="0008d67c" officeooo:paragraph-rsid="0008d67c"/>
    </style:style>
    <style:style style:name="T1" style:family="text">
      <style:text-properties officeooo:rsid="00065550"/>
    </style:style>
    <style:style style:name="T2" style:family="text">
      <style:text-properties officeooo:rsid="00071c6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66c56"/>
    </style:style>
    <style:style style:name="T5" style:family="text">
      <style:text-properties style:text-underline-style="none" officeooo:rsid="000a8c64"/>
    </style:style>
    <style:style style:name="T6" style:family="text">
      <style:text-properties style:text-underline-style="none" officeooo:rsid="000d39f1"/>
    </style:style>
    <style:style style:name="T7" style:family="text">
      <style:text-properties style:text-underline-style="none" officeooo:rsid="000f8051"/>
    </style:style>
    <style:style style:name="T8" style:family="text">
      <style:text-properties style:text-underline-style="none" officeooo:rsid="001cb3e7"/>
    </style:style>
    <style:style style:name="T9" style:family="text">
      <style:text-properties style:text-underline-style="none" officeooo:rsid="001cea44"/>
    </style:style>
    <style:style style:name="T10" style:family="text">
      <style:text-properties officeooo:rsid="0008d67c"/>
    </style:style>
    <style:style style:name="T11" style:family="text">
      <style:text-properties officeooo:rsid="000a8c64"/>
    </style:style>
    <style:style style:name="T12" style:family="text">
      <style:text-properties officeooo:rsid="000bc754"/>
    </style:style>
    <style:style style:name="T13" style:family="text">
      <style:text-properties officeooo:rsid="000d39f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f8051"/>
    </style:style>
    <style:style style:name="T16" style:family="text">
      <style:text-properties style:text-underline-style="solid" style:text-underline-width="auto" style:text-underline-color="font-color" officeooo:rsid="001021eb"/>
    </style:style>
    <style:style style:name="T17" style:family="text">
      <style:text-properties style:text-underline-style="solid" style:text-underline-width="auto" style:text-underline-color="font-color" officeooo:rsid="0011de6f"/>
    </style:style>
    <style:style style:name="T18" style:family="text">
      <style:text-properties style:text-underline-style="solid" style:text-underline-width="auto" style:text-underline-color="font-color" officeooo:rsid="001223e8"/>
    </style:style>
    <style:style style:name="T19" style:family="text">
      <style:text-properties style:text-underline-style="solid" style:text-underline-width="auto" style:text-underline-color="font-color" officeooo:rsid="001526d3"/>
    </style:style>
    <style:style style:name="T20" style:family="text">
      <style:text-properties style:text-underline-style="solid" style:text-underline-width="auto" style:text-underline-color="font-color" officeooo:rsid="00171486"/>
    </style:style>
    <style:style style:name="T21" style:family="text">
      <style:text-properties style:text-underline-style="solid" style:text-underline-width="auto" style:text-underline-color="font-color" officeooo:rsid="00191c28"/>
    </style:style>
    <style:style style:name="T22" style:family="text">
      <style:text-properties officeooo:rsid="000f8051"/>
    </style:style>
    <style:style style:name="T23" style:family="text">
      <style:text-properties officeooo:rsid="001021eb"/>
    </style:style>
    <style:style style:name="T24" style:family="text">
      <style:text-properties officeooo:rsid="0011de6f"/>
    </style:style>
    <style:style style:name="T25" style:family="text">
      <style:text-properties officeooo:rsid="001223e8"/>
    </style:style>
    <style:style style:name="T26" style:family="text">
      <style:text-properties officeooo:rsid="001526d3"/>
    </style:style>
    <style:style style:name="T27" style:family="text">
      <style:text-properties officeooo:rsid="00191c28"/>
    </style:style>
    <style:style style:name="T28" style:family="text">
      <style:text-properties officeooo:rsid="0019f5fc"/>
    </style:style>
    <style:style style:name="T29" style:family="text">
      <style:text-properties officeooo:rsid="001b5bc3"/>
    </style:style>
    <style:style style:name="T30" style:family="text">
      <style:text-properties officeooo:rsid="001cb3e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2)</text:p>
      <text:p text:style-name="P1"/>
      <text:p text:style-name="P1"><text:s/>a)</text:p>
      <text:p text:style-name="P37">26 / 2 = 13; resto 0</text:p>
      <text:p text:style-name="P2">13 / 2 = 6; <text:s/><text:span text:style-name="T1">resto </text:span>1</text:p>
      <text:p text:style-name="P2">6 / 2 = 3; <text:s/><text:span text:style-name="T1">resto </text:span>0</text:p>
      <text:p text:style-name="P2">3 / 2 = 1; resto 1</text:p>
      <text:p text:style-name="P64">Rta: 11010b</text:p>
      <text:p text:style-name="P62"/>
      <text:p text:style-name="P62"/>
      <text:p text:style-name="P62"/>
      <text:p text:style-name="P64"/>
      <text:p text:style-name="P64"/>
      <text:p text:style-name="P64">b)</text:p>
      <text:p text:style-name="P3">13 / 2 = 6; <text:s/>resto 1</text:p>
      <text:p text:style-name="P3">6 / 2 = 3; <text:s/><text:span text:style-name="T1">resto </text:span>0</text:p>
      <text:p text:style-name="P3">3 / 2 = 1; resto 1</text:p>
      <text:p text:style-name="P64">Rta: 01101b</text:p>
      <text:p text:style-name="P63"/>
      <text:p text:style-name="P63"/>
      <text:p text:style-name="P63"/>
      <text:p text:style-name="P63"/>
      <text:p text:style-name="P64">c)</text:p>
      <text:p text:style-name="P36">35 / 2 = 17; <text:span text:style-name="T3">resto 1</text:span></text:p>
      <text:p text:style-name="P20">17 / 2 = 8; resto 1</text:p>
      <text:p text:style-name="P20">8 / 2 = 4; resto 0</text:p>
      <text:p text:style-name="P20">4 / 2 = 2; resto 0</text:p>
      <text:p text:style-name="P20">2/ 2 = 1; resto 0</text:p>
      <text:p text:style-name="P52">Rta: 100011</text:p>
      <text:p text:style-name="P52"/>
      <text:p text:style-name="P49"/>
      <text:p text:style-name="P49"/>
      <text:p text:style-name="P49">d)</text:p>
      <text:p text:style-name="P20">52 / 2 = 26; resto 0</text:p>
      <text:p text:style-name="P20">26 / 2 = 13; resto 0</text:p>
      <text:p text:style-name="P3">13 / 2 = 6; <text:s/>resto 1</text:p>
      <text:p text:style-name="P3">6 / 2 = 3; <text:s/><text:span text:style-name="T1">resto </text:span>0</text:p>
      <text:p text:style-name="P17">3 / 2 = 1; resto 1</text:p>
      <text:p text:style-name="P49">Rta: 110100b</text:p>
      <text:p text:style-name="P49"/>
      <text:p text:style-name="P49"/>
      <text:p text:style-name="P49"/>
      <text:p text:style-name="P49"/>
      <text:p text:style-name="P49">e)</text:p>
      <text:p text:style-name="P26">63 / 2 = 31; resto 1</text:p>
      <text:p text:style-name="P26">31 / 2 = 15; resto 1</text:p>
      <text:p text:style-name="P26">15 / 2 = 7; resto 1</text:p>
      <text:p text:style-name="P26">7 / 2 = 3; resto 1</text:p>
      <text:p text:style-name="P26">3 / 2 = 1; resto 1</text:p>
      <text:p text:style-name="P49">Rta: 111111b</text:p>
      <text:p text:style-name="P38">26</text:p>
      <text:p text:style-name="P4">-16</text:p>
      <text:p text:style-name="P18">10</text:p>
      <text:p text:style-name="P4">-8</text:p>
      <text:p text:style-name="P18">2</text:p>
      <text:p text:style-name="P4">-2</text:p>
      <text:p text:style-name="P18">0</text:p>
      <text:p text:style-name="P13">16<text:tab/>8<text:tab/>4<text:tab/>2<text:tab/><text:span text:style-name="T2">1</text:span> <text:s/></text:p>
      <text:p text:style-name="P13">1<text:tab/>1<text:tab/>0<text:tab/>1<text:tab/><text:span text:style-name="T2">0b</text:span></text:p>
      <text:p text:style-name="P13"/>
      <text:p text:style-name="P18">13</text:p>
      <text:p text:style-name="P4">-8</text:p>
      <text:p text:style-name="P18">5</text:p>
      <text:p text:style-name="P4">-4</text:p>
      <text:p text:style-name="P18">1</text:p>
      <text:p text:style-name="P4">-1</text:p>
      <text:p text:style-name="P18">0</text:p>
      <text:p text:style-name="P14">16<text:tab/>8<text:tab/>4<text:tab/>2<text:tab/><text:span text:style-name="T2">1 <text:s/></text:span></text:p>
      <text:p text:style-name="P14"><text:span text:style-name="T2">0</text:span><text:tab/>1<text:tab/><text:span text:style-name="T2">1</text:span><text:tab/><text:span text:style-name="T2">0<text:tab/>1b</text:span></text:p>
      <text:p text:style-name="P14"/>
      <text:p text:style-name="P18">35</text:p>
      <text:p text:style-name="P4">-32</text:p>
      <text:p text:style-name="P18">3</text:p>
      <text:p text:style-name="P4">-2</text:p>
      <text:p text:style-name="P18">1</text:p>
      <text:p text:style-name="P4">-1</text:p>
      <text:p text:style-name="P18">0</text:p>
      <text:p text:style-name="P14"><text:span text:style-name="T2">32<text:tab/></text:span>16<text:tab/>8<text:tab/>4<text:tab/>2<text:tab/><text:span text:style-name="T2">1 <text:s/></text:span></text:p>
      <text:p text:style-name="P14"><text:span text:style-name="T2">1<text:tab/>0</text:span><text:tab/><text:span text:style-name="T2">0</text:span><text:tab/><text:span text:style-name="T2">0</text:span><text:tab/>1<text:tab/><text:span text:style-name="T2">1b</text:span></text:p>
      <text:p text:style-name="P14"/>
      <text:p text:style-name="P21">52</text:p>
      <text:p text:style-name="P5">-32</text:p>
      <text:p text:style-name="P21">20</text:p>
      <text:p text:style-name="P5">-16</text:p>
      <text:p text:style-name="P21">4</text:p>
      <text:p text:style-name="P5">-4</text:p>
      <text:p text:style-name="P21">0</text:p>
      <text:p text:style-name="P15"><text:span text:style-name="T2">32<text:tab/></text:span>16<text:tab/>8<text:tab/>4<text:tab/>2<text:tab/><text:span text:style-name="T2">1 <text:s/></text:span></text:p>
      <text:p text:style-name="P15"><text:span text:style-name="T2">1<text:tab/>1</text:span><text:tab/><text:span text:style-name="T2">0</text:span><text:tab/><text:span text:style-name="T10">1</text:span><text:tab/><text:span text:style-name="T10">0</text:span><text:tab/><text:span text:style-name="T10">0b</text:span></text:p>
      <text:p text:style-name="P21">63</text:p>
      <text:p text:style-name="P5">-32</text:p>
      <text:p text:style-name="P21">31</text:p>
      <text:p text:style-name="P5">-16</text:p>
      <text:p text:style-name="P21">15</text:p>
      <text:p text:style-name="P5">-7</text:p>
      <text:p text:style-name="P21">3</text:p>
      <text:p text:style-name="P5">-2</text:p>
      <text:p text:style-name="P21">1</text:p>
      <text:p text:style-name="P5">-1</text:p>
      <text:p text:style-name="P21">0</text:p>
      <text:p text:style-name="P15"><text:span text:style-name="T2">32<text:tab/></text:span>16<text:tab/>8<text:tab/>4<text:tab/>2<text:tab/><text:span text:style-name="T2">1 <text:s/></text:span></text:p>
      <text:p text:style-name="P15"><text:span text:style-name="T2">1<text:tab/>1</text:span><text:tab/><text:span text:style-name="T10">1</text:span><text:tab/><text:span text:style-name="T10">1</text:span><text:tab/>1<text:tab/><text:span text:style-name="T2">1b</text:span></text:p>
      <text:p text:style-name="P78"><text:soft-page-break/></text:p>
      <text:p text:style-name="P78"/>
      <text:p text:style-name="P78"/>
      <text:p text:style-name="P78"/>
      <text:p text:style-name="P44"/>
      <text:p text:style-name="P77">f)</text:p>
      <text:p text:style-name="P24">255 / 2 = 127; resto 1</text:p>
      <text:p text:style-name="P24">127 / 2 = 63; resto 1</text:p>
      <text:p text:style-name="P26">63 / 2 = 31; resto 1</text:p>
      <text:p text:style-name="P26">31 / 2 = 15; resto 1</text:p>
      <text:p text:style-name="P26">15 / 2 = 7; resto 1</text:p>
      <text:p text:style-name="P26">7 / 2 = 3; resto 1</text:p>
      <text:p text:style-name="P26">3 / 2 = 1; resto 1</text:p>
      <text:p text:style-name="P45">Rta: 11111111b</text:p>
      <text:p text:style-name="P45"/>
      <text:p text:style-name="P45"/>
      <text:p text:style-name="P45"/>
      <text:p text:style-name="P45">g)</text:p>
      <text:p text:style-name="P24">128 / 2 = 64; resto 0</text:p>
      <text:p text:style-name="P24">64 / 2 = 32; resto 0</text:p>
      <text:p text:style-name="P24">32 / 2 = 16; resto 0</text:p>
      <text:p text:style-name="P24">16 / 2 = 8; resto 0</text:p>
      <text:p text:style-name="P24">8 / 2 = 4; resto 0</text:p>
      <text:p text:style-name="P24">4 / 2 = 2; resto 0</text:p>
      <text:p text:style-name="P24">2 / 2 = 1; resto 0</text:p>
      <text:p text:style-name="P45">Rta: 10000000b</text:p>
      <text:p text:style-name="P45"/>
      <text:p text:style-name="P45"/>
      <text:p text:style-name="P45"/>
      <text:p text:style-name="P45"/>
      <text:p text:style-name="P45"/>
      <text:p text:style-name="P45">h)</text:p>
      <text:p text:style-name="P24">47 / 2 = 2<text:span text:style-name="T11">3</text:span>; resto 1</text:p>
      <text:p text:style-name="P24">2<text:span text:style-name="T11">3</text:span> / 2 = 1<text:span text:style-name="T11">1</text:span>; resto <text:span text:style-name="T11">1</text:span></text:p>
      <text:p text:style-name="P24">1<text:span text:style-name="T11">1</text:span> / 2 = <text:span text:style-name="T11">5</text:span>; resto <text:span text:style-name="T11">1</text:span></text:p>
      <text:p text:style-name="P24"><text:span text:style-name="T11">5</text:span> / 2 = <text:span text:style-name="T11">2</text:span>; resto <text:span text:style-name="T11">1</text:span></text:p>
      <text:p text:style-name="P24"><text:span text:style-name="T11">2</text:span> / 2 = 1; resto <text:span text:style-name="T11">0</text:span></text:p>
      <text:p text:style-name="P45">Rta: <text:span text:style-name="T11">101111</text:span>b</text:p>
      <text:p text:style-name="P45"/>
      <text:p text:style-name="P50"/>
      <text:p text:style-name="P50"/>
      <text:p text:style-name="P50"/>
      <text:p text:style-name="P50"/>
      <text:p text:style-name="P50"/>
      <text:p text:style-name="P50">i)</text:p>
      <text:p text:style-name="P29">51 / 2 = 25; resto 1</text:p>
      <text:p text:style-name="P29">25 / 2 = 12; resto 1</text:p>
      <text:p text:style-name="P29">12 / 2 = 6; resto 0</text:p>
      <text:p text:style-name="P29">6 / 2 = 3; resto 0</text:p>
      <text:p text:style-name="P29">3 / 2 = 1; resto 1</text:p>
      <text:p text:style-name="P50">Rta: 110011b</text:p>
      <text:p text:style-name="P39">255</text:p>
      <text:p text:style-name="P5">-128</text:p>
      <text:p text:style-name="P21">127</text:p>
      <text:p text:style-name="P5">-64</text:p>
      <text:p text:style-name="P21">63</text:p>
      <text:p text:style-name="P5">-32</text:p>
      <text:p text:style-name="P21">31</text:p>
      <text:p text:style-name="P5">-16</text:p>
      <text:p text:style-name="P21">15</text:p>
      <text:p text:style-name="P5">-7</text:p>
      <text:p text:style-name="P21">3</text:p>
      <text:p text:style-name="P5">-2</text:p>
      <text:p text:style-name="P21">1</text:p>
      <text:p text:style-name="P5">-1</text:p>
      <text:p text:style-name="P21">0</text:p>
      <text:p text:style-name="P70"><text:span text:style-name="T10">128<text:tab/>64<text:tab/>32<text:tab/></text:span>16<text:tab/>8<text:tab/>4<text:tab/>2<text:tab/><text:span text:style-name="T10">1 <text:s/></text:span></text:p>
      <text:p text:style-name="P70"><text:span text:style-name="T2">1<text:tab/>1<text:tab/>1<text:tab/>1</text:span><text:tab/><text:span text:style-name="T10">1</text:span><text:tab/><text:span text:style-name="T10">1</text:span><text:tab/>1<text:tab/><text:span text:style-name="T2">1b</text:span></text:p>
      <text:p text:style-name="P70"/>
      <text:p text:style-name="P73"/>
      <text:p text:style-name="P73"/>
      <text:p text:style-name="P73"/>
      <text:p text:style-name="P73">128</text:p>
      <text:p text:style-name="P75">-128</text:p>
      <text:p text:style-name="P73">0</text:p>
      <text:p text:style-name="P70"><text:span text:style-name="T10">128<text:tab/>64<text:tab/>32<text:tab/></text:span>16<text:tab/>8<text:tab/>4<text:tab/>2<text:tab/><text:span text:style-name="T10">1 <text:s/></text:span></text:p>
      <text:p text:style-name="P70"><text:span text:style-name="T2">1<text:tab/>0<text:tab/>0<text:tab/>0</text:span><text:tab/><text:span text:style-name="T10">0</text:span><text:tab/><text:span text:style-name="T10">0</text:span><text:tab/><text:span text:style-name="T10">0</text:span><text:tab/><text:span text:style-name="T10">0b</text:span></text:p>
      <text:p text:style-name="P40"/>
      <text:p text:style-name="P73">47</text:p>
      <text:p text:style-name="P75">-32</text:p>
      <text:p text:style-name="P73">15</text:p>
      <text:p text:style-name="P75">-8</text:p>
      <text:p text:style-name="P73">7</text:p>
      <text:p text:style-name="P75">-4</text:p>
      <text:p text:style-name="P73">3</text:p>
      <text:p text:style-name="P75">-2</text:p>
      <text:p text:style-name="P73">1</text:p>
      <text:p text:style-name="P75">-1</text:p>
      <text:p text:style-name="P73">0</text:p>
      <text:p text:style-name="P70"><text:span text:style-name="T10">32<text:tab/></text:span>16<text:tab/>8<text:tab/>4<text:tab/>2<text:tab/><text:span text:style-name="T10">1 <text:s/></text:span></text:p>
      <text:p text:style-name="P70"><text:span text:style-name="T11">1<text:tab/>0</text:span><text:tab/><text:span text:style-name="T11">1</text:span><text:tab/><text:span text:style-name="T11">1</text:span><text:tab/><text:span text:style-name="T11">1</text:span><text:tab/><text:span text:style-name="T11">1b</text:span></text:p>
      <text:p text:style-name="P70"/>
      <text:p text:style-name="P74">51</text:p>
      <text:p text:style-name="P76">-32</text:p>
      <text:p text:style-name="P74">19</text:p>
      <text:p text:style-name="P76">-16</text:p>
      <text:p text:style-name="P74">3</text:p>
      <text:p text:style-name="P76">-2</text:p>
      <text:p text:style-name="P74">1</text:p>
      <text:p text:style-name="P76">-1</text:p>
      <text:p text:style-name="P74">0</text:p>
      <text:p text:style-name="P71"><text:span text:style-name="T10">32<text:tab/></text:span>16<text:tab/>8<text:tab/>4<text:tab/>2<text:tab/><text:span text:style-name="T10">1 <text:s/></text:span></text:p>
      <text:p text:style-name="P71"><text:span text:style-name="T11">1<text:tab/>1</text:span><text:tab/><text:span text:style-name="T10">0</text:span><text:tab/><text:span text:style-name="T10">0</text:span><text:tab/><text:span text:style-name="T11">1</text:span><text:tab/><text:span text:style-name="T11">1b</text:span></text:p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j)</text:p>
      <text:p text:style-name="P29">511 / 2 = 255; resto 1</text:p>
      <text:p text:style-name="P29">255 / 2 = 127; resto 1</text:p>
      <text:p text:style-name="P31">127 / 2 = 63; resto 1</text:p>
      <text:p text:style-name="P27">63 / 2 = 31; resto 1</text:p>
      <text:p text:style-name="P27">31 / 2 = 15; resto 1</text:p>
      <text:p text:style-name="P27">15 / 2 = 7; resto 1</text:p>
      <text:p text:style-name="P27">7 / 2 = 3; resto 1</text:p>
      <text:p text:style-name="P27">3 / 2 = 1; resto 1</text:p>
      <text:p text:style-name="P46">Rta: 111111<text:span text:style-name="T11">111</text:span>b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1">k)</text:p>
      <text:p text:style-name="P31">1023 / 2 = 511; resto 1</text:p>
      <text:p text:style-name="P30">511 / 2 = 255; resto 1</text:p>
      <text:p text:style-name="P30">255 / 2 = 127; resto 1</text:p>
      <text:p text:style-name="P31">127 / 2 = 63; resto 1</text:p>
      <text:p text:style-name="P28">63 / 2 = 31; resto 1</text:p>
      <text:p text:style-name="P28">31 / 2 = 15; resto 1</text:p>
      <text:p text:style-name="P28">15 / 2 = 7; resto 1</text:p>
      <text:p text:style-name="P28">7 / 2 = 3; resto 1</text:p>
      <text:p text:style-name="P28">3 / 2 = 1; resto 1</text:p>
      <text:p text:style-name="P47">Rta: <text:span text:style-name="T13">1</text:span>111111<text:span text:style-name="T11">111</text:span>b</text:p>
      <text:p text:style-name="P47"/>
      <text:p text:style-name="P51"/>
      <text:p text:style-name="P102">511</text:p>
      <text:p text:style-name="P8">-256</text:p>
      <text:p text:style-name="P22">255</text:p>
      <text:p text:style-name="P6">-128</text:p>
      <text:p text:style-name="P22">127</text:p>
      <text:p text:style-name="P6">-64</text:p>
      <text:p text:style-name="P22">63</text:p>
      <text:p text:style-name="P6">-32</text:p>
      <text:p text:style-name="P22">31</text:p>
      <text:p text:style-name="P6">-16</text:p>
      <text:p text:style-name="P22">15</text:p>
      <text:p text:style-name="P6">-<text:span text:style-name="T12">8</text:span></text:p>
      <text:p text:style-name="P32">7</text:p>
      <text:p text:style-name="P10">-4</text:p>
      <text:p text:style-name="P22">3</text:p>
      <text:p text:style-name="P6">-2</text:p>
      <text:p text:style-name="P22">1</text:p>
      <text:p text:style-name="P6">-1</text:p>
      <text:p text:style-name="P22">0</text:p>
      <text:p text:style-name="P65"><text:span text:style-name="T5">256</text:span><text:span text:style-name="T4"> <text:s text:c="3"/></text:span><text:span text:style-name="T3">128</text:span><text:span text:style-name="T4"> <text:s text:c="3"/></text:span><text:span text:style-name="T3">64</text:span><text:span text:style-name="T4"> <text:s text:c="3"/></text:span><text:span text:style-name="T3">32</text:span><text:span text:style-name="T4"> <text:s text:c="3"/>16 <text:s text:c="3"/>8 <text:s text:c="3"/>4 <text:s text:c="3"/>2 <text:s text:c="3"/></text:span><text:span text:style-name="T3">1 <text:s/></text:span></text:p>
      <text:p text:style-name="P72"><text:span text:style-name="T11">1 <text:s text:c="3"/></text:span><text:s text:c="4"/><text:span text:style-name="T2">1</text:span> <text:s text:c="5"/><text:span text:style-name="T2">1</text:span> <text:s text:c="5"/><text:span text:style-name="T2">1</text:span> <text:s text:c="5"/><text:span text:style-name="T2">1</text:span> <text:s text:c="3"/><text:span text:style-name="T2">1</text:span> <text:s text:c="3"/><text:span text:style-name="T2">1</text:span> <text:s text:c="3"/>1 <text:s text:c="3"/><text:span text:style-name="T2">1b</text:span></text:p>
      <text:p text:style-name="P16"/>
      <text:p text:style-name="P34">1023</text:p>
      <text:p text:style-name="P12">-512</text:p>
      <text:p text:style-name="P19">511</text:p>
      <text:p text:style-name="P9">-256</text:p>
      <text:p text:style-name="P23">255</text:p>
      <text:p text:style-name="P7">-128</text:p>
      <text:p text:style-name="P23">127</text:p>
      <text:p text:style-name="P7">-64</text:p>
      <text:p text:style-name="P23">63</text:p>
      <text:p text:style-name="P7">-32</text:p>
      <text:p text:style-name="P23">31</text:p>
      <text:p text:style-name="P7">-16</text:p>
      <text:p text:style-name="P23">15</text:p>
      <text:p text:style-name="P7">-<text:span text:style-name="T12">8</text:span></text:p>
      <text:p text:style-name="P33">7</text:p>
      <text:p text:style-name="P11">-4</text:p>
      <text:p text:style-name="P23">3</text:p>
      <text:p text:style-name="P7">-2</text:p>
      <text:p text:style-name="P23">1</text:p>
      <text:p text:style-name="P7">-1</text:p>
      <text:p text:style-name="P23">0</text:p>
      <text:p text:style-name="P66"><text:span text:style-name="T6">512</text:span><text:span text:style-name="T4"> <text:s text:c="3"/></text:span><text:span text:style-name="T5">256</text:span><text:span text:style-name="T4"> <text:s text:c="3"/></text:span><text:span text:style-name="T3">128</text:span><text:span text:style-name="T4"> <text:s text:c="3"/></text:span><text:span text:style-name="T3">64</text:span><text:span text:style-name="T4"> <text:s text:c="3"/></text:span><text:span text:style-name="T3">32</text:span><text:span text:style-name="T4"> <text:s text:c="3"/>16 <text:s text:c="3"/>8 <text:s text:c="3"/>4 <text:s text:c="3"/>2 <text:s text:c="3"/></text:span><text:span text:style-name="T3">1 <text:s/></text:span></text:p>
      <text:p text:style-name="P72"><text:span text:style-name="T13">1 <text:s text:c="7"/>1 <text:s text:c="3"/></text:span><text:s text:c="4"/><text:span text:style-name="T2">1</text:span> <text:s text:c="5"/><text:span text:style-name="T2">1</text:span> <text:s text:c="5"/><text:span text:style-name="T2">1</text:span> <text:s text:c="5"/><text:span text:style-name="T2">1</text:span> <text:s text:c="3"/><text:span text:style-name="T2">1</text:span> <text:s text:c="3"/><text:span text:style-name="T2">1</text:span> <text:s text:c="3"/>1 <text:s text:c="3"/><text:span text:style-name="T2">1b</text:span></text:p>
      <text:p text:style-name="P69">l)</text:p>
      <text:p text:style-name="P35">1024 / 2 = 512; resto 0</text:p>
      <text:p text:style-name="P35">512 / 2 = 256; resto 0</text:p>
      <text:p text:style-name="P35">256 / 2 = 128; resto 0</text:p>
      <text:p text:style-name="P25">128 / 2 = 64; resto 0</text:p>
      <text:p text:style-name="P25">64 / 2 = 32; resto 0</text:p>
      <text:p text:style-name="P25">32 / 2 = 16; resto 0</text:p>
      <text:p text:style-name="P25">16 / 2 = 8; resto 0</text:p>
      <text:p text:style-name="P25">8 / 2 = 4; resto 0</text:p>
      <text:p text:style-name="P25">4 / 2 = 2; resto 0</text:p>
      <text:p text:style-name="P25">2 / 2 = 1; resto 0</text:p>
      <text:p text:style-name="P48">Rta: 1<text:span text:style-name="T22">0</text:span>0000000<text:span text:style-name="T13">00</text:span>b<text:span text:style-name="T22"> </text:span></text:p>
      <text:p text:style-name="P95"/>
      <text:p text:style-name="P53"/>
      <text:p text:style-name="P53"/>
      <text:p text:style-name="P53"/>
      <text:p text:style-name="P53"/>
      <text:p text:style-name="P53"/>
      <text:p text:style-name="P53"/>
      <text:p text:style-name="P53">1024</text:p>
      <text:p text:style-name="P68">-1024</text:p>
      <text:p text:style-name="P53">0</text:p>
      <text:p text:style-name="P67"><text:span text:style-name="T7">1024</text:span><text:span text:style-name="T4"> <text:s/></text:span><text:span text:style-name="T6">512</text:span><text:span text:style-name="T4"> <text:s text:c="3"/></text:span><text:span text:style-name="T5">256</text:span><text:span text:style-name="T4"> <text:s text:c="3"/></text:span><text:span text:style-name="T3">128</text:span><text:span text:style-name="T4"> <text:s text:c="3"/></text:span><text:span text:style-name="T3">64</text:span><text:span text:style-name="T4"> <text:s text:c="3"/></text:span><text:span text:style-name="T3">32</text:span><text:span text:style-name="T4"> <text:s text:c="3"/>16 <text:s text:c="3"/>8 <text:s text:c="3"/>4 <text:s text:c="3"/>2 <text:s text:c="3"/></text:span><text:span text:style-name="T3">1 <text:s/></text:span></text:p>
      <text:p text:style-name="P79">1 <text:s text:c="6"/>0 <text:s text:c="7"/>0 <text:s text:c="7"/>0 <text:s text:c="5"/>0 <text:s text:c="5"/>0 <text:s text:c="5"/>0 <text:s text:c="3"/>0 <text:s text:c="3"/>0 <text:s text:c="3"/>0 <text:s text:c="3"/>0b</text:p>
      <text:p text:style-name="P41"/>
      <text:p text:style-name="P96"><text:span text:style-name="T22">3) a) 10000000b = </text:span><text:span text:style-name="T15">256d</text:span></text:p>
      <text:p text:style-name="P54"/>
      <text:p text:style-name="P54">b) 10001111b</text:p>
      <text:p text:style-name="P41"><text:span text:style-name="T22">1 * 256 + 1 * 16 + 1 * 8 + 1 * 4 + 1 * 2 = </text:span><text:span text:style-name="T16">286d</text:span></text:p>
      <text:p text:style-name="P54"/>
      <text:p text:style-name="P55">c) 10101010b</text:p>
      <text:p text:style-name="P42"><text:span text:style-name="T23">256 + 64 + 16 +4 = </text:span><text:span text:style-name="T16">340d</text:span></text:p>
      <text:p text:style-name="P55"/>
      <text:p text:style-name="P56">d) 00010001b</text:p>
      <text:p text:style-name="P43"><text:span text:style-name="T24">32+2 = </text:span><text:span text:style-name="T17">34d</text:span></text:p>
      <text:p text:style-name="P56"/>
      <text:p text:style-name="P56">e) 11111111b</text:p>
      <text:p text:style-name="P43"><text:span text:style-name="T24">256+128+64+32+16+8+4+2 = </text:span><text:span text:style-name="T17">510d</text:span></text:p>
      <text:p text:style-name="P56"/>
      <text:p text:style-name="P56">f) 11011100b</text:p>
      <text:p text:style-name="P43"><text:span text:style-name="T24">256+128+32+16+8 = </text:span><text:span text:style-name="T17">440d</text:span></text:p>
      <text:p text:style-name="P56"/>
      <text:p text:style-name="P56">g) 01010101b</text:p>
      <text:p text:style-name="P43"><text:span text:style-name="T24">128+32+8+2 = </text:span><text:span text:style-name="T17">170d</text:span></text:p>
      <text:p text:style-name="P56"/>
      <text:p text:style-name="P58">h) 11110000b</text:p>
      <text:p text:style-name="P57"><text:span text:style-name="T25">256+128+64+32 = </text:span><text:span text:style-name="T18">480d</text:span></text:p>
      <text:p text:style-name="P58"/>
      <text:p text:style-name="P59"><text:span text:style-name="T25">i</text:span>) 00001111b</text:p>
      <text:p text:style-name="P59">16+8+4+2 = 30d</text:p>
      <text:p text:style-name="P59"/>
      <text:p text:style-name="P59">5) a) BB<text:span text:style-name="T26">h</text:span></text:p>
      <text:p text:style-name="P59"><draw:frame draw:style-name="fr1" draw:name="Objeto2" text:anchor-type="as-char" svg:y="-0.437cm" svg:width="3.006cm" svg:height="0.527cm" draw:z-index="1"><draw:object xlink:href="./Object 2" xlink:type="simple" xlink:show="embed" xlink:actuate="onLoad"/><draw:image xlink:href="./ObjectReplacements/Object 2" xlink:type="simple" xlink:show="embed" xlink:actuate="onLoad"/></draw:frame>= <text:span text:style-name="T19">187d</text:span></text:p>
      <text:p text:style-name="P81"/>
      <text:p text:style-name="P60">b) FFFFh</text:p>
      <text:p text:style-name="P60"><draw:frame draw:style-name="fr1" draw:name="Objeto1" text:anchor-type="as-char" svg:y="-0.437cm" svg:width="6.456cm" svg:height="0.52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4">65535d</text:span></text:p>
      <text:p text:style-name="P60"/>
      <text:p text:style-name="P60">c) 7Eh</text:p>
      <text:p text:style-name="P60">7*16^1+5*16^0 = <text:span text:style-name="T14">117d</text:span></text:p>
      <text:p text:style-name="P60"/>
      <text:p text:style-name="P60">d) FF0E<text:span text:style-name="T27">h</text:span></text:p>
      <text:p text:style-name="P60"><draw:frame draw:style-name="fr1" draw:name="Objeto3" text:anchor-type="as-char" svg:y="-0.437cm" svg:width="5.941cm" svg:height="0.529cm" draw:z-index="2"><draw:object xlink:href="./Object 3" xlink:type="simple" xlink:show="embed" xlink:actuate="onLoad"/><draw:image xlink:href="./ObjectReplacements/Object 3" xlink:type="simple" xlink:show="embed" xlink:actuate="onLoad"/></draw:frame>= <text:span text:style-name="T20">652</text:span><text:span text:style-name="T21">94d</text:span></text:p>
      <text:p text:style-name="P60"/>
      <text:p text:style-name="P61">e) 12AB<text:span text:style-name="T27">h</text:span></text:p>
      <text:p text:style-name="P61"><draw:frame draw:style-name="fr1" draw:name="Objeto4" text:anchor-type="as-char" svg:y="-0.437cm" svg:width="5.685cm" svg:height="0.527cm" draw:z-index="3"><draw:object xlink:href="./Object 4" xlink:type="simple" xlink:show="embed" xlink:actuate="onLoad"/><draw:image xlink:href="./ObjectReplacements/Object 4" xlink:type="simple" xlink:show="embed" xlink:actuate="onLoad"/></draw:frame>= <text:span text:style-name="T21">4779d</text:span></text:p>
      <text:p text:style-name="P61"/>
      <text:p text:style-name="P89">f) 4589h</text:p>
      <text:p text:style-name="P89"><draw:frame draw:style-name="fr2" draw:name="Objeto5" text:anchor-type="as-char" svg:y="-0.437cm" svg:width="5.309cm" svg:height="0.527cm" draw:z-index="4"><draw:object xlink:href="./Object 5" xlink:type="simple" xlink:show="embed" xlink:actuate="onLoad"/><draw:image xlink:href="./ObjectReplacements/Object 5" xlink:type="simple" xlink:show="embed" xlink:actuate="onLoad"/></draw:frame>= <text:span text:style-name="T14">17801d</text:span></text:p>
      <text:p text:style-name="P89"><text:span text:style-name="T3"/></text:p>
      <text:p text:style-name="P89">g) D7FF<text:span text:style-name="T28">h</text:span></text:p>
      <text:p text:style-name="P89"><draw:frame draw:style-name="fr2" draw:name="Objeto6" text:anchor-type="as-char" svg:y="-0.437cm" svg:width="5.913cm" svg:height="0.527cm" draw:z-index="5"><draw:object xlink:href="./Object 6" xlink:type="simple" xlink:show="embed" xlink:actuate="onLoad"/><draw:image xlink:href="./ObjectReplacements/Object 6" xlink:type="simple" xlink:show="embed" xlink:actuate="onLoad"/></draw:frame>= <text:span text:style-name="T14">55295d</text:span></text:p>
      <text:p text:style-name="P89"><text:span text:style-name="T3"/></text:p>
      <text:p text:style-name="P90">h) D800h</text:p>
      <text:p text:style-name="P90"><draw:frame draw:style-name="fr2" draw:name="Objeto7" text:anchor-type="as-char" svg:y="-0.437cm" svg:width="2.81cm" svg:height="0.527cm" draw:z-index="6"><draw:object xlink:href="./Object 7" xlink:type="simple" xlink:show="embed" xlink:actuate="onLoad"/><draw:image xlink:href="./ObjectReplacements/Object 7" xlink:type="simple" xlink:show="embed" xlink:actuate="onLoad"/></draw:frame>= <text:span text:style-name="T14">55296d</text:span></text:p>
      <text:p text:style-name="P90"/>
      <text:p text:style-name="P90">i) 34CFh</text:p>
      <text:p text:style-name="P91"><draw:frame draw:style-name="fr2" draw:name="Objeto8" text:anchor-type="as-char" svg:y="-0.437cm" svg:width="5.717cm" svg:height="0.527cm" draw:z-index="7"><draw:object xlink:href="./Object 8" xlink:type="simple" xlink:show="embed" xlink:actuate="onLoad"/><draw:image xlink:href="./ObjectReplacements/Object 8" xlink:type="simple" xlink:show="embed" xlink:actuate="onLoad"/></draw:frame>= <text:span text:style-name="T14">13519d</text:span></text:p>
      <text:p text:style-name="P97"><text:span text:style-name="T29">7) a)<text:tab/>1111<text:tab/>0001b</text:span></text:p>
      <text:p text:style-name="P92"><text:tab/>F<text:tab/>1<text:tab/>= F1h</text:p>
      <text:p text:style-name="P92"/>
      <text:p text:style-name="P92">b)<text:tab/>1000<text:tab/>1111b</text:p>
      <text:p text:style-name="P92"><text:tab/>6<text:tab/>F<text:tab/>= 7Fh</text:p>
      <text:p text:style-name="P92"/>
      <text:p text:style-name="P92">c)<text:tab/>1010<text:tab/>1010b</text:p>
      <text:p text:style-name="P92"><text:tab/>9<text:tab/>9<text:tab/>= 99h</text:p>
      <text:p text:style-name="P92"/>
      <text:p text:style-name="P92">d) <text:tab/>0001<text:tab/>0001<text:tab/>= 11h</text:p>
      <text:p text:style-name="P92"/>
      <text:p text:style-name="P92">e)<text:tab/>0010<text:tab/>0010b</text:p>
      <text:p text:style-name="P92"><text:tab/>2<text:tab/>2<text:tab/>= 22h</text:p>
      <text:p text:style-name="P92">f)<text:tab/>1101<text:tab/>1100</text:p>
      <text:p text:style-name="P92"><text:tab/>C<text:tab/>B<text:tab/>= CBh</text:p>
      <text:p text:style-name="P92">g)<text:tab/>1111<text:tab/>1111b</text:p>
      <text:p text:style-name="P92"><text:tab/>F<text:tab/>F<text:tab/>= FFh</text:p>
      <text:p text:style-name="P92">h)<text:tab/>1111<text:tab/>1010b</text:p>
      <text:p text:style-name="P92"><text:tab/>F<text:tab/>9<text:tab/>= F9h</text:p>
      <text:p text:style-name="P92">i)<text:tab/>0101<text:tab/>1101b</text:p>
      <text:p text:style-name="P92"><text:tab/>5<text:tab/>C<text:tab/>= 5Ch</text:p>
      <text:p text:style-name="P92"/>
      <text:p text:style-name="P92">8) a)<text:tab/>A<text:tab/>Fh</text:p>
      <text:p text:style-name="P92"><text:tab/>1011<text:tab/>1111b</text:p>
      <text:p text:style-name="P92"/>
      <text:p text:style-name="P92">b)<text:tab/>3<text:tab/>Ah</text:p>
      <text:p text:style-name="P92"><text:tab/>0100<text:tab/>1011b</text:p>
      <text:p text:style-name="P92"/>
      <text:p text:style-name="P92">c)<text:tab/>7<text:tab/>Fh</text:p>
      <text:p text:style-name="P92"><text:tab/>1000<text:tab/>1111b</text:p>
      <text:p text:style-name="P92"/>
      <text:p text:style-name="P92">d)<text:tab/>C<text:tab/>Dh</text:p>
      <text:p text:style-name="P92"><text:tab/>1101<text:tab/>1110b</text:p>
      <text:p text:style-name="P92"/>
      <text:p text:style-name="P92">e)<text:tab/>2<text:tab/>3h</text:p>
      <text:p text:style-name="P92"><text:tab/>0010<text:tab/>0011b</text:p>
      <text:p text:style-name="P92"/>
      <text:p text:style-name="P92">f)<text:tab/><text:span text:style-name="T30">8<text:tab/>0h</text:span></text:p>
      <text:p text:style-name="P92"><text:tab/><text:span text:style-name="T30">1001<text:tab/>0000b</text:span></text:p>
      <text:p text:style-name="P92"/>
      <text:p text:style-name="P93">g)<text:tab/>1<text:tab/>9h</text:p>
      <text:p text:style-name="P93"><text:tab/>0001<text:tab/>1010b</text:p>
      <text:p text:style-name="P93"/>
      <text:p text:style-name="P93">h)<text:tab/>A<text:tab/>0</text:p>
      <text:p text:style-name="P93"><text:tab/>1011<text:tab/>0000b</text:p>
      <text:p text:style-name="P93"/>
      <text:p text:style-name="P93">i)<text:tab/>7<text:tab/>F<text:tab/>F<text:tab/>Fh</text:p>
      <text:p text:style-name="P93"><text:tab/>1000<text:tab/>1111<text:tab/>1111<text:tab/>1111h</text:p>
      <text:p text:style-name="P93"/>
      <text:p text:style-name="P93">j)<text:tab/>8<text:tab/>0<text:tab/>0<text:tab/>0h</text:p>
      <text:p text:style-name="P93"><text:tab/>1001<text:tab/>0000<text:tab/>0000<text:tab/>0000b</text:p>
      <text:p text:style-name="P93"/>
      <text:p text:style-name="P93">k)<text:tab/>A<text:tab/>0<text:tab/>1<text:tab/>0h</text:p>
      <text:p text:style-name="P93"><text:tab/>1011<text:tab/>0000<text:tab/>00001<text:tab/>0000b</text:p>
      <text:p text:style-name="P93">l)<text:tab/>B<text:tab/>B<text:tab/>C<text:tab/>1h</text:p>
      <text:p text:style-name="P93"><text:tab/>1100<text:tab/>1100<text:tab/>1101<text:tab/>0001b</text:p>
      <text:p text:style-name="P93"/>
      <text:p text:style-name="P93">10) El MSB, o Bit Más Significativo es aquel que, de acuerdo a su posición, posee el valor más alto. Se ubica en el extremo izquierdo del número.</text:p>
      <text:p text:style-name="P93"/>
      <text:p text:style-name="P94"><text:span text:style-name="T8">11)</text:span></text:p>
      <text:list xml:id="list3987767113214772741" text:style-name="L1">
        <text:list-item>
          <text:p text:style-name="P99"><text:span text:style-name="T3">Módulo: </text:span><text:span text:style-name="T9">representa la cantidad de números que se puede formar con una base y una cantidad de dígitos dados. Se expresa como </text:span><text:span text:style-name="T9"><draw:frame draw:style-name="fr2" draw:name="Objeto9" text:anchor-type="as-char" svg:y="-0.437cm" svg:width="2.118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9">siendo n la cantidad de dígitos<text:line-break/></text:span></text:p>
        </text:list-item>
        <text:list-item>
          <text:p text:style-name="P99"><text:span text:style-name="T3">Base: representa el universo de símbolos que posee un sistema.<text:line-break/></text:span></text:p>
        </text:list-item>
        <text:list-item>
          <text:p text:style-name="P99"><text:span text:style-name="T3">Sistema posicional: </text:span><text:span text:style-name="T9">sistema en el que cada dígito tiene valor propio de acuerdo a su posición.<text:line-break/></text:span></text:p>
        </text:list-item>
        <text:list-item>
          <text:p text:style-name="P99"><text:span text:style-name="T3">Sistema no posicional: </text:span><text:span text:style-name="T9">sistema en el que el valor de los dígitos no varía según su posición.</text:span></text:p>
        </text:list-item>
      </text:list>
      <text:p text:style-name="P100"><text:span text:style-name="T3"/></text:p>
      <text:p text:style-name="P100"><text:span text:style-name="T3"/></text:p>
      <text:p text:style-name="P100"><text:span text:style-name="T3">12) a)<text:tab/><text:tab/>BB4h = 2996d</text:span></text:p>
      <text:p text:style-name="P100"><text:span text:style-name="T3"><text:tab/><text:tab/>E4Ah = 3658d</text:span></text:p>
      <text:p text:style-name="P100"><text:span text:style-name="T3"><text:tab/><text:tab/>11001011b = 406d</text:span></text:p>
      <text:p text:style-name="P100"><text:span text:style-name="T3"/></text:p>
      <text:list xml:id="list5030994197418364380" text:style-name="L2">
        <text:list-item>
          <text:p text:style-name="P101"><text:span text:style-name="T3"><text:tab/>0000011101101111d</text:span></text:p>
        </text:list-item>
        <text:list-item>
          <text:p text:style-name="P101"><text:span text:style-name="T3"><text:tab/>000011011101101d</text:span></text:p>
        </text:list-item>
        <text:list-item>
          <text:p text:style-name="P101"><text:span text:style-name="T3"><text:tab/>8342d</text:span></text:p>
        </text:list-item>
        <text:list-item>
          <text:p text:style-name="P101"><text:span text:style-name="T3"><text:tab/>3658d</text:span></text:p>
        </text:list-item>
        <text:list-item>
          <text:p text:style-name="P101"><text:span text:style-name="T3"><text:tab/>2996d</text:span></text:p>
        </text:list-item>
        <text:list-item>
          <text:p text:style-name="P101"><text:span text:style-name="T3"><text:tab/>406d</text:span></text:p>
        </text:list-item>
      </text:list>
      <text:p text:style-name="P100"><text:span text:style-name="T3">b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422*" fo:start-indent="0cm" fo:end-indent="0cm"/>
          <style:column style:rel-width="52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_33_" style:display-name="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6T17:24:39.492000000</meta:creation-date>
    <dc:date>2014-08-17T15:36:03.834000000</dc:date>
    <meta:editing-duration>PT1H13M18S</meta:editing-duration>
    <meta:editing-cycles>8</meta:editing-cycles>
    <meta:generator>LibreOffice/4.2.3.3$Windows_x86 LibreOffice_project/882f8a0a489bc99a9e60c7905a60226254cb6ff0</meta:generator>
    <meta:document-statistic meta:table-count="0" meta:image-count="0" meta:object-count="9" meta:page-count="6" meta:paragraph-count="334" meta:word-count="1211" meta:character-count="4084" meta:non-whitespace-character-count="2948"/>
  </office:meta>
</office:document-meta>
</file>

<file path=Object 1/content.xml><?xml version="1.0" encoding="utf-8"?>
<math xmlns="http://www.w3.org/1998/Math/MathML" display="block">
  <semantics>
    <mrow>
      <mrow>
        <mrow>
          <mn>15</mn>
          <mo stretchy="false">∗</mo>
          <msup>
            <mn>16</mn>
            <mn>3</mn>
          </msup>
        </mrow>
        <mo stretchy="false">+</mo>
        <mrow>
          <mn>15</mn>
          <mo stretchy="false">∗</mo>
          <msup>
            <mn>16</mn>
            <mn>2</mn>
          </msup>
        </mrow>
        <mo stretchy="false">+</mo>
        <mrow>
          <mn>0</mn>
          <mo stretchy="false">∗</mo>
          <msup>
            <mn>16</mn>
            <mn>1</mn>
          </msup>
        </mrow>
        <mo stretchy="false">+</mo>
        <mrow>
          <mn>15</mn>
          <mo stretchy="false">∗</mo>
          <msup>
            <mn>16</mn>
            <mn>1</mn>
          </msup>
        </mrow>
      </mrow>
      <mo stretchy="false">=</mo>
      <mrow/>
    </mrow>
    <annotation encoding="StarMath 5.0">15*16^3 + 15*16^2 + 0*16^1 + 15*16^1 =</annotation>
  </semantics>
</math>
</file>

<file path=Object 2/content.xml><?xml version="1.0" encoding="utf-8"?>
<math xmlns="http://www.w3.org/1998/Math/MathML" display="block">
  <semantics>
    <mrow>
      <mrow>
        <mn>11</mn>
        <mo stretchy="false">∗</mo>
        <msup>
          <mn>16</mn>
          <mn>1</mn>
        </msup>
      </mrow>
      <mo stretchy="false">+</mo>
      <mrow>
        <mn>11</mn>
        <mo stretchy="false">∗</mo>
        <msup>
          <mn>16</mn>
          <mn>0</mn>
        </msup>
      </mrow>
    </mrow>
    <annotation encoding="StarMath 5.0">11*16^1 + 11*16^0 </annotation>
  </semantics>
</math>
</file>

<file path=Object 3/content.xml><?xml version="1.0" encoding="utf-8"?>
<math xmlns="http://www.w3.org/1998/Math/MathML" display="block">
  <semantics>
    <mrow>
      <mrow>
        <mn>15</mn>
        <mo stretchy="false">∗</mo>
        <msup>
          <mn>16</mn>
          <mn>3</mn>
        </msup>
      </mrow>
      <mo stretchy="false">+</mo>
      <mrow>
        <mn>15</mn>
        <mo stretchy="false">∗</mo>
        <msup>
          <mn>16</mn>
          <mn>2</mn>
        </msup>
      </mrow>
      <mo stretchy="false">+</mo>
      <mrow>
        <mn>0</mn>
        <mo stretchy="false">∗</mo>
        <msup>
          <mn>16</mn>
          <mn>1</mn>
        </msup>
      </mrow>
      <mo stretchy="false">+</mo>
      <mrow>
        <mn>14</mn>
        <mo stretchy="false">∗</mo>
        <msup>
          <mn>16</mn>
          <mn>0</mn>
        </msup>
      </mrow>
    </mrow>
    <annotation encoding="StarMath 5.0">15*16^3+15*16^2+0*16^1+14*16^0</annotation>
  </semantics>
</math>
</file>

<file path=Object 4/content.xml><?xml version="1.0" encoding="utf-8"?>
<math xmlns="http://www.w3.org/1998/Math/MathML" display="block">
  <semantics>
    <mrow>
      <mrow>
        <mn>1</mn>
        <mo stretchy="false">∗</mo>
        <msup>
          <mn>16</mn>
          <mn>3</mn>
        </msup>
      </mrow>
      <mo stretchy="false">+</mo>
      <mrow>
        <mn>2</mn>
        <mo stretchy="false">∗</mo>
        <msup>
          <mn>16</mn>
          <mn>2</mn>
        </msup>
      </mrow>
      <mo stretchy="false">+</mo>
      <mrow>
        <mn>10</mn>
        <mo stretchy="false">∗</mo>
        <msup>
          <mn>16</mn>
          <mn>1</mn>
        </msup>
      </mrow>
      <mo stretchy="false">+</mo>
      <mrow>
        <mn>11</mn>
        <mo stretchy="false">∗</mo>
        <msup>
          <mn>16</mn>
          <mn>0</mn>
        </msup>
      </mrow>
    </mrow>
    <annotation encoding="StarMath 5.0">1*16^3+2*16^2+10*16^1+11*16^0</annotation>
  </semantics>
</math>
</file>

<file path=Object 5/content.xml><?xml version="1.0" encoding="utf-8"?>
<math xmlns="http://www.w3.org/1998/Math/MathML" display="block">
  <semantics>
    <mrow>
      <mrow>
        <mn>4</mn>
        <mo stretchy="false">∗</mo>
        <msup>
          <mn>16</mn>
          <mn>3</mn>
        </msup>
      </mrow>
      <mo stretchy="false">+</mo>
      <mrow>
        <mn>5</mn>
        <mo stretchy="false">∗</mo>
        <msup>
          <mn>16</mn>
          <mn>2</mn>
        </msup>
      </mrow>
      <mo stretchy="false">+</mo>
      <mrow>
        <mn>8</mn>
        <mo stretchy="false">∗</mo>
        <msup>
          <mn>16</mn>
          <mn>1</mn>
        </msup>
      </mrow>
      <mo stretchy="false">+</mo>
      <mrow>
        <mn>9</mn>
        <mo stretchy="false">∗</mo>
        <msup>
          <mn>16</mn>
          <mn>0</mn>
        </msup>
      </mrow>
    </mrow>
    <annotation encoding="StarMath 5.0">4*16^3+5*16^2+8*16^1+9*16^0</annotation>
  </semantics>
</math>
</file>

<file path=Object 6/content.xml><?xml version="1.0" encoding="utf-8"?>
<math xmlns="http://www.w3.org/1998/Math/MathML" display="block">
  <semantics>
    <mrow>
      <mrow>
        <mn>13</mn>
        <mo stretchy="false">∗</mo>
        <msup>
          <mn>16</mn>
          <mn>3</mn>
        </msup>
      </mrow>
      <mo stretchy="false">+</mo>
      <mrow>
        <mn>7</mn>
        <mo stretchy="false">∗</mo>
        <msup>
          <mn>16</mn>
          <mn>2</mn>
        </msup>
      </mrow>
      <mo stretchy="false">+</mo>
      <mrow>
        <mn>15</mn>
        <mo stretchy="false">∗</mo>
        <msup>
          <mn>16</mn>
          <mn>1</mn>
        </msup>
      </mrow>
      <mo stretchy="false">+</mo>
      <mrow>
        <mn>15</mn>
        <mo stretchy="false">∗</mo>
        <msup>
          <mn>16</mn>
          <mn>0</mn>
        </msup>
      </mrow>
    </mrow>
    <annotation encoding="StarMath 5.0">13*16^3+7*16^2+15*16^1+15*16^0</annotation>
  </semantics>
</math>
</file>

<file path=Object 7/content.xml><?xml version="1.0" encoding="utf-8"?>
<math xmlns="http://www.w3.org/1998/Math/MathML" display="block">
  <semantics>
    <mrow>
      <mrow>
        <mn>13</mn>
        <mo stretchy="false">∗</mo>
        <msup>
          <mn>16</mn>
          <mn>3</mn>
        </msup>
      </mrow>
      <mo stretchy="false">+</mo>
      <mrow>
        <mn>8</mn>
        <mo stretchy="false">∗</mo>
        <msup>
          <mn>16</mn>
          <mn>2</mn>
        </msup>
      </mrow>
    </mrow>
    <annotation encoding="StarMath 5.0">13*16^3+8*16^2</annotation>
  </semantics>
</math>
</file>

<file path=Object 8/content.xml><?xml version="1.0" encoding="utf-8"?>
<math xmlns="http://www.w3.org/1998/Math/MathML" display="block">
  <semantics>
    <mrow>
      <mrow>
        <mn>3</mn>
        <mo stretchy="false">∗</mo>
        <msup>
          <mn>16</mn>
          <mn>3</mn>
        </msup>
      </mrow>
      <mo stretchy="false">+</mo>
      <mrow>
        <mn>4</mn>
        <mo stretchy="false">∗</mo>
        <msup>
          <mn>16</mn>
          <mn>2</mn>
        </msup>
      </mrow>
      <mo stretchy="false">+</mo>
      <mrow>
        <mn>12</mn>
        <mo stretchy="false">∗</mo>
        <msup>
          <mn>16</mn>
          <mn>1</mn>
        </msup>
      </mrow>
      <mo stretchy="false">+</mo>
      <mrow>
        <mn>15</mn>
        <mo stretchy="false">∗</mo>
        <msup>
          <mn>16</mn>
          <mn>0</mn>
        </msup>
      </mrow>
    </mrow>
    <annotation encoding="StarMath 5.0">3*16^3+4*16^2+12*16^1+15*16^0</annotation>
  </semantics>
</math>
</file>

<file path=Object 9/content.xml><?xml version="1.0" encoding="utf-8"?>
<math xmlns="http://www.w3.org/1998/Math/MathML" display="block">
  <semantics>
    <mrow>
      <mi>M</mi>
      <mo stretchy="false">=</mo>
      <msup>
        <mi mathvariant="italic">BASE</mi>
        <mi>n</mi>
      </msup>
    </mrow>
    <annotation encoding="StarMath 5.0">M = BASE^n</annotation>
  </semantics>
</math>
</file>